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0f96a3" officeooo:paragraph-rsid="000f96a3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1a8ff" officeooo:paragraph-rsid="0011a8ff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36c25" officeooo:paragraph-rsid="00136c25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516ab" officeooo:paragraph-rsid="001516ab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77583" officeooo:paragraph-rsid="00177583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8229d" officeooo:paragraph-rsid="0018229d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97598" officeooo:paragraph-rsid="00197598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a1399" officeooo:paragraph-rsid="001a1399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e7e84" officeooo:paragraph-rsid="00277df8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e7e84" officeooo:paragraph-rsid="001e7e84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1e7e84" officeooo:paragraph-rsid="0025031a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officeooo:rsid="0021938a" officeooo:paragraph-rsid="0021938a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fo:font-weight="bold" officeooo:rsid="00177583" officeooo:paragraph-rsid="0017758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fo:font-weight="bold" officeooo:rsid="001e7e84" officeooo:paragraph-rsid="001e7e84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Liberation Sans" fo:font-size="11pt" fo:font-weight="normal" officeooo:rsid="00177583" officeooo:paragraph-rsid="00177583" style:font-size-asian="11pt" style:font-weight-asian="normal" style:font-size-complex="11pt" style:font-weight-complex="normal"/>
    </style:style>
    <style:style style:name="T1" style:family="text">
      <style:text-properties officeooo:rsid="000fd087"/>
    </style:style>
    <style:style style:name="T2" style:family="text">
      <style:text-properties officeooo:rsid="001afb95"/>
    </style:style>
    <style:style style:name="T3" style:family="text">
      <style:text-properties officeooo:rsid="001b433d"/>
    </style:style>
    <style:style style:name="T4" style:family="text">
      <style:text-properties officeooo:rsid="001eac8a"/>
    </style:style>
    <style:style style:name="T5" style:family="text">
      <style:text-properties officeooo:rsid="001fa6e0"/>
    </style:style>
    <style:style style:name="T6" style:family="text">
      <style:text-properties officeooo:rsid="00238a18"/>
    </style:style>
    <style:style style:name="T7" style:family="text">
      <style:text-properties officeooo:rsid="00277df8"/>
    </style:style>
    <style:style style:name="T8" style:family="text">
      <style:text-properties officeooo:rsid="0028426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ac8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</text:p>
      <text:p text:style-name="P1"/>
      <text:p text:style-name="P1"><text:span text:style-name="T9">1. a.</text:span> V, pois se o escopo de um projeto não for bem definido não teremos limites e definições concretas com os quais possamos tirar métricas mais precisas para a definição dos cronogramas e do orçamento, tornando-os mais su<text:span text:style-name="T1">s</text:span>cetíveis a falhas.</text:p>
      <text:p text:style-name="P1"/>
      <text:p text:style-name="P2"><text:span text:style-name="T9">1. b.</text:span> V, pois o caminho crítico é sempre o mais longo de uma rede de procedência, atuando como determinante para a duração total das atividades descritas nesta.</text:p>
      <text:p text:style-name="P2"/>
      <text:p text:style-name="P3"><text:span text:style-name="T9">1. c.</text:span> V, pois os riscos caracterizam-se por serem eventos e condições incertas, que podem ou não ocorrer e que não necessariamente são sempre negativos, visto que existem os riscos positivos, que são as oportunidades.</text:p>
      <text:p text:style-name="P3"/>
      <text:p text:style-name="P4"><text:span text:style-name="T9">1. d.</text:span> V, pois os riscos negativos se não controlados podem acarretar em atrasos no projeto, como por exemplo uma semana ou mês de chuvas muito fortes impactando negativamente para o atraso de um projeto de construção civil.</text:p>
      <text:p text:style-name="P4"/>
      <text:p text:style-name="P13">2.</text:p>
      <text:p text:style-name="P15"/>
      <text:p text:style-name="P13">3.</text:p>
      <text:p text:style-name="P5"/>
      <text:p text:style-name="P6"><text:span text:style-name="T9">4.</text:span> C</text:p>
      <text:p text:style-name="P6"/>
      <text:p text:style-name="P7"><text:span text:style-name="T9">5.</text:span> C</text:p>
      <text:p text:style-name="P7"/>
      <text:p text:style-name="P8"><text:span text:style-name="T9">6.</text:span> Para o gerenciamento de projetos riscos são os eventos incertos <text:span text:style-name="T2">que podem afetar o escopo, a qualidade, o custo e o cronograma de um projeto, com esses riscos podendo ser negativos (ameaças) ou positivos (oportunidades). </text:span><text:span text:style-name="T3">No gerenciamento de riscos existem estratégias para se lidar com cada tipo de risco, com as ameaças podendo ser prevenidas, transferidas para um terceiro ou mesmo mitigadas caso venham a ocorrer, já as oportunidades podem ser exploradas, compartilhadas com parcerias (terceiros) e melhoradas.</text:span></text:p>
      <text:p text:style-name="P8"/>
      <text:p text:style-name="P9"><text:span text:style-name="T9">7. </text:span><text:span text:style-name="T10">a.</text:span><text:span text:style-name="T4"> </text:span><text:span text:style-name="T5">VPlan = 1.100.000</text:span></text:p>
      <text:p text:style-name="P9"><text:span text:style-name="T5"><text:tab/>VA = 1.000.000</text:span></text:p>
      <text:p text:style-name="P10"><text:tab/><text:span text:style-name="T5">CR = 900.000</text:span></text:p>
      <text:p text:style-name="P11"><text:span text:style-name="T5"><text:tab/>VC = 1.000.000 – 900.000 = 100.000</text:span></text:p>
      <text:p text:style-name="P10"><text:tab/><text:span text:style-name="T5">VP = 1.000.000 – 1.100.000 = -100.000</text:span></text:p>
      <text:p text:style-name="P10"><text:tab/><text:span text:style-name="T5">IDP = 1.000.000 / -100.000 = -10</text:span></text:p>
      <text:p text:style-name="P10"><text:soft-page-break/><text:tab/><text:span text:style-name="T5">IDC = 1.000.000 / 100.000 = 10</text:span></text:p>
      <text:p text:style-name="P10"/>
      <text:p text:style-name="P12"><text:span text:style-name="T9">7. b.</text:span> <text:span text:style-name="T6">Com base nos valores de IDP e IDC é possível dizer que o projeto está </text:span><text:span text:style-name="T7">adiantado em relação ao prazo, mas estourou </text:span><text:span text:style-name="T8">seu planejamento de custo.</text:span></text:p>
      <text:p text:style-name="P10"/>
      <text:p text:style-name="P14">8. 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20:44:49.878468119</meta:creation-date>
    <dc:date>2022-04-24T21:09:02.886689506</dc:date>
    <meta:editing-duration>PT23M54S</meta:editing-duration>
    <meta:editing-cycles>38</meta:editing-cycles>
    <meta:generator>LibreOffice/7.2.6.2$Linux_X86_64 LibreOffice_project/20$Build-2</meta:generator>
    <meta:document-statistic meta:table-count="0" meta:image-count="0" meta:object-count="0" meta:page-count="2" meta:paragraph-count="19" meta:word-count="297" meta:character-count="1730" meta:non-whitespace-character-count="1444"/>
  </office:meta>
</office:document-meta>
</file>